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Helvetica, Arial, sans-serif"/>
  </office:font-face-decls>
  <office:automatic-styles>
    <style:style style:name="P1" style:family="paragraph" style:parent-style-name="Text_20_body">
      <style:text-properties fo:font-size="14pt" officeooo:rsid="001949ea" officeooo:paragraph-rsid="001949ea" style:font-size-asian="12.25pt" style:font-size-complex="14pt"/>
    </style:style>
    <style:style style:name="P2" style:family="paragraph" style:parent-style-name="Text_20_body">
      <style:text-properties fo:font-size="14pt" fo:language="el" fo:country="GR" officeooo:rsid="001949ea" officeooo:paragraph-rsid="001949ea" style:font-size-asian="12.25pt" style:font-size-complex="14pt"/>
    </style:style>
    <style:style style:name="P3" style:family="paragraph" style:parent-style-name="Title">
      <style:text-properties fo:font-size="36pt" fo:font-style="italic" style:text-underline-style="solid" style:text-underline-width="auto" style:text-underline-color="font-color" style:font-size-asian="36pt" style:font-style-asian="italic" style:font-size-complex="36pt" style:font-style-complex="italic"/>
    </style:style>
    <style:style style:name="P4" style:family="paragraph" style:parent-style-name="Text_20_body" style:list-style-name="L1">
      <style:text-properties officeooo:paragraph-rsid="001949ea"/>
    </style:style>
    <style:style style:name="P5" style:family="paragraph" style:parent-style-name="Text_20_body" style:list-style-name="L1">
      <style:text-properties officeooo:rsid="001949ea" officeooo:paragraph-rsid="001949ea"/>
    </style:style>
    <style:style style:name="P6" style:family="paragraph" style:parent-style-name="Text_20_body">
      <style:text-properties officeooo:rsid="001949ea" officeooo:paragraph-rsid="001949ea"/>
    </style:style>
    <style:style style:name="P7" style:family="paragraph" style:parent-style-name="Text_20_body">
      <style:text-properties fo:font-size="14pt" officeooo:rsid="001949ea" officeooo:paragraph-rsid="001949ea" style:font-size-asian="12.25pt" style:font-size-complex="14pt"/>
    </style:style>
    <style:style style:name="P8" style:family="paragraph" style:parent-style-name="Text_20_body">
      <style:paragraph-properties fo:text-align="end" style:justify-single-word="false"/>
      <style:text-properties fo:font-size="14pt" officeooo:rsid="00197caa" officeooo:paragraph-rsid="00197caa" style:font-size-asian="12.25pt" style:font-size-complex="14pt"/>
    </style:style>
    <style:style style:name="P9" style:family="paragraph" style:parent-style-name="Text_20_body">
      <style:paragraph-properties fo:text-align="end" style:justify-single-word="false"/>
      <style:text-properties fo:font-size="14pt" fo:language="en" fo:country="US" fo:font-weight="bold" officeooo:rsid="00197caa" officeooo:paragraph-rsid="00197caa" style:font-size-asian="12.25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97caa"/>
    </style:style>
    <style:style style:name="T3" style:family="text">
      <style:text-properties fo:language="el" fo:country="GR"/>
    </style:style>
    <style:style style:name="T4" style:family="text">
      <style:text-properties fo:font-size="14pt" style:font-size-asian="12.25pt" style:font-size-complex="14pt"/>
    </style:style>
    <style:style style:name="T5" style:family="text">
      <style:text-properties fo:font-size="14pt" officeooo:rsid="001949ea" style:font-size-asian="12.25pt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Γύθειο</text:p>
      <text:p text:style-name="P1"/>
      <text:p text:style-name="P8"><text:span text:style-name="T6">Ονοματεπώνυμο</text:span>: Αριστείδης Καραβοκύρης</text:p>
      <text:p text:style-name="P9">email: <text:span text:style-name="T7">13-13588@saeinstitute.edu</text:span></text:p>
      <text:p text:style-name="P8"/>
      <text:p text:style-name="P1">Αυτό το <text:span text:style-name="T1">project </text:span><text:span text:style-name="T3">αφορά μια ιστοσελίδα σχετικά με το Γύθειο. </text:span></text:p>
      <text:p text:style-name="P1">Πρόκειται να εμπεριέχει πληροφορίες και εικόνες από την ευρύτερη περιοχή, σαν ταξιδιωτικός οδηγός.</text:p>
      <text:p text:style-name="P1"/>
      <text:p text:style-name="P1">Μπορείτε να βρείτε:</text:p>
      <text:list text:style-name="L1">
        <text:list-item>
          <text:p text:style-name="P4"><text:span text:style-name="T5">τον κώδικα της σελίδας στο </text:span><text:a xlink:type="simple" xlink:href="https://github.com/akaravokyris/Gytheio" text:style-name="Internet_20_link" text:visited-style-name="Visited_20_Internet_20_Link"><text:span text:style-name="T5">https://github.com/akaravokyris/Gytheio</text:span></text:a></text:p>
        </text:list-item>
        <text:list-item>
          <text:p text:style-name="P5"><text:span text:style-name="T4">τη σελίδα στο </text:span><text:a xlink:type="simple" xlink:href="http://awesomedev.eu/" text:style-name="Internet_20_link" text:visited-style-name="Visited_20_Internet_20_Link"><text:span text:style-name="T4">http://awesomedev.eu/</text:span></text:a></text:p>
        </text:list-item>
      </text:list>
      <text:p text:style-name="P6"><text:span text:style-name="T4"/></text:p>
      <text:p text:style-name="P6"><text:span text:style-name="T4"/></text:p>
      <text:p text:style-name="P1"/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9T19:52:47.221000000</meta:creation-date>
    <dc:date>2022-12-19T20:04:26.789000000</dc:date>
    <meta:editing-duration>PT2M28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9" meta:word-count="44" meta:character-count="355" meta:non-whitespace-character-count="319"/>
  </office:meta>
</office:document-meta>
</file>